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t Pages Count</text:p>
          </table:table-cell>
          <table:table-cell office:value-type="string" calcext:value-type="string">
            <text:p>Cold Pages Count</text:p>
          </table:table-cell>
        </table:table-row>
        <table:table-row table:style-name="ro1">
          <table:table-cell office:value-type="string" calcext:value-type="string">
            <text:p>Before Page Migration (Swapping)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fter Page Migration (Swapping)</text:p>
          </table:table-cell>
          <table:table-cell office:value-type="float" office:value="2025" calcext:value-type="float">
            <text:p>202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7:02:43.180991271</meta:creation-date>
    <dc:date>2022-04-08T17:05:48.147656883</dc:date>
    <meta:editing-duration>PT3M5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